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JP Regular" svg:font-family="'Noto Sans CJK JP Regular'" style:font-family-generic="roman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9.91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1cm" fo:min-width="24.47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1cm" fo:min-width="23.489cm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4.55cm" fo:min-width="7.1cm"/>
    </style:style>
    <style:style style:name="gr5" style:family="graphic" style:parent-style-name="standard">
      <style:graphic-properties draw:fill="solid" draw:fill-color="#b2b2b2" draw:textarea-horizontal-align="justify" draw:textarea-vertical-align="middle" draw:auto-grow-height="false" fo:min-height="0.35cm" fo:min-width="1.1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35cm" fo:min-width="2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272cm"/>
    </style:style>
    <style:style style:name="gr9" style:family="graphic" style:parent-style-name="standard">
      <style:graphic-properties draw:fill="solid" draw:fill-color="#eeeeee" draw:textarea-horizontal-align="justify" draw:textarea-vertical-align="top" draw:auto-grow-height="false" fo:min-height="4.55cm" fo:min-width="7.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2.29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b2b2b2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eeeeee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Noto Sans CJK JP Regular" fo:font-size="18pt" fo:font-style="normal" fo:text-shadow="none" style:text-underline-style="none" fo:font-weight="normal" style:letter-kerning="true" style:font-name-asian="Noto Sans CJK JP Regular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text-style-name="P1" draw:layer="layout" svg:width="10.412cm" svg:height="1.191cm" svg:x="0.4cm" svg:y="0.4cm">
          <draw:text-box>
            <text:p>You Must Submit: 넌 제출해야 한다.</text:p>
          </draw:text-box>
        </draw:frame>
        <draw:frame draw:style-name="gr2" draw:text-style-name="P1" draw:layer="layout" svg:width="24.979cm" svg:height="2.131cm" svg:x="0.6cm" svg:y="4.331cm">
          <draw:text-box>
            <text:p><text:span text:style-name="T1">기능 </text:span><text:span text:style-name="T1">: </text:span><text:span text:style-name="T1">과제를 </text:span>(학번 이름)의 제목을 가지도록 하여 메일로 제출하면 메일을 크롤링하여 </text:p>
            <text:p>내용을 일부 보여주며 첨부파일을 다운로드 할 수 있습니다. 메일은 네이버 메일만 지원합니다.</text:p>
          </draw:text-box>
        </draw:frame>
        <draw:frame draw:style-name="gr3" draw:text-style-name="P1" draw:layer="layout" svg:width="23.989cm" svg:height="2.131cm" svg:x="0.6cm" svg:y="2.2cm">
          <draw:text-box>
            <text:p>동기 : 메일을 이용하여 과제를 제출 받을 때 선생님께서 찾기 힘드시다고 하시는 것을 듣고</text:p>
            <text:p>선생님을 도와드릴 수 있는 프로그램을 이용하여 과제를 제출하면 좋겠다고 생각했습니다.</text:p>
          </draw:text-box>
        </draw:frame>
        <draw:custom-shape draw:style-name="gr4" draw:text-style-name="P2" draw:layer="layout" svg:width="7.6cm" svg:height="4.8cm" svg:x="1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6cm" svg:height="0.6cm" svg:x="1.6cm" svg:y="11.4cm">
          <text:p text:style-name="P3"><text:span text:style-name="T2">logi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6cm" svg:height="0.6cm" svg:x="4.221cm" svg:y="11.357cm">
          <text:p text:style-name="P3"><text:span text:style-name="T2">mail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4" draw:layer="layout" svg:width="1.6cm" svg:height="0.6cm" svg:x="6.8cm" svg:y="11.4cm">
          <text:p text:style-name="P3"><text:span text:style-name="T2">download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6cm" svg:height="0.6cm" svg:x="4.2cm" svg:y="10.2cm">
          <text:p text:style-name="P3"><text:span text:style-name="T2">clos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6cm" svg:height="4.8cm" svg:x="9.2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cm" svg:height="0.6cm" svg:x="12cm" svg:y="11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cm" svg:height="0.6cm" svg:x="12cm" svg:y="10.4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27cm" svg:height="0.67cm" svg:x="10cm" svg:y="10.4cm">
          <draw:text-box>
            <text:p><text:span text:style-name="T2">username</text:span></text:p>
          </draw:text-box>
        </draw:frame>
        <draw:frame draw:style-name="gr8" draw:text-style-name="P6" draw:layer="layout" svg:width="1.772cm" svg:height="0.67cm" svg:x="10.001cm" svg:y="11.13cm">
          <draw:text-box>
            <text:p><text:span text:style-name="T2">Password</text:span></text:p>
          </draw:text-box>
        </draw:frame>
        <draw:custom-shape draw:style-name="gr5" draw:text-style-name="P4" draw:layer="layout" svg:width="1.6cm" svg:height="0.6cm" svg:x="12cm" svg:y="12.2cm">
          <text:p text:style-name="P3"><text:span text:style-name="T2">mail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8" draw:layer="layout" svg:width="7.6cm" svg:height="4.8cm" svg:x="17.2cm" svg:y="8.4cm">
          <text:p text:style-name="P7"><text:span text:style-name="T3">1101 OOO : </text:span><text:span text:style-name="T3">과제제출입니다</text:span><text:span text:style-name="T3">.</text:span></text:p>
          <text:p text:style-name="P7"><text:span text:style-name="T3">1202 OOO : </text:span><text:span text:style-name="T3">선생님 사랑해요</text:span><text:span text:style-name="T3">.</text:span></text:p>
          <text:p text:style-name="P7"><text:span text:style-name="T3">1303 OOO : 100</text:span><text:span text:style-name="T3">점</text:span><text:span text:style-name="T3">.</text:span></text:p>
          <text:p text:style-name="P7"><text:span text:style-name="T3">1404 OOO : </text:span><text:span text:style-name="T3">과제제출</text:span></text:p>
          <text:p text:style-name="P7"><text:span text:style-name="T3">2105 OOO : </text:span><text:span text:style-name="T3">프로그램 좋네요</text:span></text:p>
          <text:p text:style-name="P7"><text:span text:style-name="T3">2206 OOO : </text:span><text:span text:style-name="T3">다른 선생님도 이거 쓰셨으면</text:span></text:p>
          <text:p text:style-name="P7"><text:span text:style-name="T3">2307 OOO : abcdefghijklmnopqrst...</text:span></text:p>
          <text:p text:style-name="P7"><text:span text:style-name="T3">2401 OOO : </text:span><text:span text:style-name="T3">꺄르륵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" draw:layer="layout" svg:width="12.791cm" svg:height="1.191cm" svg:x="0.609cm" svg:y="6.8cm">
          <draw:text-box>
            <text:p>Tech Stack: Python, bs4, tkinter, selenium</text:p>
          </draw:text-box>
        </draw:frame>
        <draw:frame draw:style-name="gr11" draw:text-style-name="P6" draw:layer="layout" svg:width="26.714cm" svg:height="0.67cm" svg:x="0.8cm" svg:y="13.6cm">
          <draw:text-box>
            <text:p><text:span text:style-name="T2">먼저 </text:span><text:span text:style-name="T2">login</text:span><text:span text:style-name="T2">버튼을 눌러 로그인을 합니다 → </text:span><text:span text:style-name="T2">mails </text:span><text:span text:style-name="T2">버튼을 눌러 크롤링된 메일들을 확인합니다</text:span><text:span text:style-name="T2">. (</text:span><text:span text:style-name="T2">각각의 메일을 클릭하면 따로 첨부파일을 다운로드 할 수 있습니다</text:span><text:span text:style-name="T2">.) → download</text:span><text:span text:style-name="T2">버튼을 눌러 모든 첨부파일을 다운로드합니다</text:span><text:span text:style-name="T2">.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JP Regular" svg:font-family="'Noto Sans CJK JP Regular'" style:font-family-generic="roman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 CJK JP Regular" fo:font-size="24pt" fo:language="en" fo:country="US" style:font-name-asian="Noto Sans CJK JP Regular1" style:font-size-asian="24pt" style:language-asian="ko" style:country-asian="KR" style:font-name-complex="Noto Sans CJK JP Regular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18pt" fo:font-style="normal" fo:text-shadow="none" style:text-underline-style="none" fo:font-weight="normal" style:letter-kerning="true" style:font-name-asian="Noto Sans CJK JP Regular1" style:font-family-asian="'Noto Sans CJK JP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0T16:44:01.688302251</meta:creation-date>
    <dc:date>2018-07-20T17:34:20.577767828</dc:date>
    <meta:editing-duration>PT6M11S</meta:editing-duration>
    <meta:editing-cycles>3</meta:editing-cycles>
    <meta:generator>LibreOffice/6.0.3.2$Linux_X86_64 LibreOffice_project/00m0$Build-2</meta:generator>
    <meta:document-statistic meta:object-count="40"/>
  </office:meta>
</office:document-meta>
</file>